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spec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pec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353C000052220000741E50F383452A69B711.svg" manifest:media-type="image/svg+xml"/>
  <manifest:file-entry manifest:full-path="Pictures/10002B5A000052220000741E56562D4D2F83E937.svg" manifest:media-type="image/svg+xml"/>
  <manifest:file-entry manifest:full-path="Pictures/10003111000052220000741E1EAD7DF78A081CEB.svg" manifest:media-type="image/svg+xml"/>
  <manifest:file-entry manifest:full-path="Pictures/10002F79000052220000741E0FD23ADFEBE1A948.svg" manifest:media-type="image/svg+xml"/>
  <manifest:file-entry manifest:full-path="Pictures/10001E61000052220000741EDA0F5E82E99FFB4B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Спецификация" style:family="table">
      <style:table-properties style:width="18.5cm" fo:margin-left="2cm" table:align="left"/>
    </style:style>
    <style:style style:name="Спецификация.A" style:family="table-column">
      <style:table-column-properties style:column-width="0.598cm"/>
    </style:style>
    <style:style style:name="Спецификация.B" style:family="table-column">
      <style:table-column-properties style:column-width="0.6cm"/>
    </style:style>
    <style:style style:name="Спецификация.C" style:family="table-column">
      <style:table-column-properties style:column-width="0.801cm"/>
    </style:style>
    <style:style style:name="Спецификация.D" style:family="table-column">
      <style:table-column-properties style:column-width="6.999cm"/>
    </style:style>
    <style:style style:name="Спецификация.E" style:family="table-column">
      <style:table-column-properties style:column-width="6.301cm"/>
    </style:style>
    <style:style style:name="Спецификация.F" style:family="table-column">
      <style:table-column-properties style:column-width="0.998cm"/>
    </style:style>
    <style:style style:name="Спецификация.G" style:family="table-column">
      <style:table-column-properties style:column-width="2.203cm"/>
    </style:style>
    <style:style style:name="Спецификация.1" style:family="table-row">
      <style:table-row-properties style:row-height="1.499cm"/>
    </style:style>
    <style:style style:name="Спецификация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Спецификация.B1" style:family="table-cell">
      <style:table-cell-properties style:vertical-align="middle" fo:padding-left="0cm" fo:padding-right="0.101cm" fo:padding-top="0.049cm" fo:padding-bottom="0.049cm" fo:border-left="1.4pt solid #000000" fo:border-right="none" fo:border-top="none" fo:border-bottom="1.4pt solid #000000"/>
    </style:style>
    <style:style style:name="Спецификация.C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Спецификация.2" style:family="table-row">
      <style:table-row-properties style:row-height="0.827cm"/>
    </style:style>
    <style:style style:name="Спецификация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B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30" style:family="table-row">
      <style:table-row-properties style:row-height="0.801cm"/>
    </style:style>
    <style:style style:name="Спецификация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61" style:family="table-row">
      <style:table-row-properties style:row-height="0.834cm"/>
    </style:style>
    <style:style style:name="Спецификация.A6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text-properties style:text-scale="90%"/>
    </style:style>
    <style:style style:name="P7" style:family="paragraph" style:parent-style-name="Значение_20_графы_20_форматной_20_рамки_20__28_повёрнуто_29_">
      <style:text-properties fo:font-size="16pt" style:text-scale="100%"/>
    </style:style>
    <style:style style:name="P8" style:family="paragraph" style:parent-style-name="Заголовок_20_графы_20_таблицы">
      <style:text-properties style:text-rotation-angle="90" style:text-rotation-scale="line-height"/>
    </style:style>
    <style:style style:name="P9" style:family="paragraph" style:parent-style-name="Заголовок_20_графы_20_таблицы">
      <style:text-properties style:text-rotation-angle="90" style:text-rotation-scale="line-height" style:text-scale="85%"/>
    </style:style>
    <style:style style:name="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11" style:family="paragraph" style:parent-style-name="Значение_20_графы_20_форматной_20_рамки">
      <style:text-properties fo:font-size="18pt" fo:language="ru" fo:country="RU" officeooo:rsid="00a1ad47" officeooo:paragraph-rsid="00a1ad47" style:font-size-asian="18pt" style:font-size-complex="18pt" style:text-scale="100%"/>
    </style:style>
    <style:style style:name="P12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4%"/>
    </style:style>
    <style:style style:name="P1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P1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P1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P16" style:family="paragraph" style:parent-style-name="Кол.">
      <style:text-properties style:text-scale="100%"/>
    </style:style>
    <style:style style:name="P17" style:family="paragraph" style:parent-style-name="Кол.">
      <style:text-properties officeooo:rsid="00a1ad47" officeooo:paragraph-rsid="00a1ad47" style:text-scale="100%"/>
    </style:style>
    <style:style style:name="P18" style:family="paragraph" style:parent-style-name="Кол.">
      <style:text-properties style:font-name="OpenGost Type B TT" fo:font-size="16pt" fo:language="ru" fo:country="RU" fo:font-style="normal" officeooo:rsid="00a1ad47" officeooo:paragraph-rsid="00a1ad47" style:text-scale="100%"/>
    </style:style>
    <style:style style:name="P19" style:family="paragraph" style:parent-style-name="Наименование">
      <style:text-properties style:text-scale="100%"/>
    </style:style>
    <style:style style:name="P20" style:family="paragraph" style:parent-style-name="Наименование">
      <style:text-properties officeooo:rsid="00a1ad47" officeooo:paragraph-rsid="00a1ad47" style:text-scale="100%"/>
    </style:style>
    <style:style style:name="P21" style:family="paragraph" style:parent-style-name="Наименование">
      <style:text-properties style:text-scale="90%"/>
    </style:style>
    <style:style style:name="P22" style:family="paragraph" style:parent-style-name="Наименование">
      <style:text-properties style:text-scale="88%"/>
    </style:style>
    <style:style style:name="P23" style:family="paragraph" style:parent-style-name="Наименование">
      <style:text-properties style:text-scale="82%"/>
    </style:style>
    <style:style style:name="P24" style:family="paragraph" style:parent-style-name="Наименование_20__28_заголовок_20_группы_29_">
      <style:text-properties style:text-scale="100%"/>
    </style:style>
    <style:style style:name="P25" style:family="paragraph" style:parent-style-name="Обозначение">
      <style:text-properties style:text-scale="100%"/>
    </style:style>
    <style:style style:name="P26" style:family="paragraph" style:parent-style-name="Поз.">
      <style:text-properties style:text-scale="100%"/>
    </style:style>
    <style:style style:name="P27" style:family="paragraph" style:parent-style-name="Поз.">
      <style:text-properties officeooo:rsid="00a1ad47" officeooo:paragraph-rsid="00a1ad47" style:text-scale="100%"/>
    </style:style>
    <style:style style:name="P28" style:family="paragraph" style:parent-style-name="Поз.">
      <style:text-properties style:font-name="OpenGost Type B TT" fo:font-size="16pt" fo:language="ru" fo:country="RU" fo:font-style="normal" officeooo:rsid="00a1ad47" officeooo:paragraph-rsid="00a1ad47" style:text-scale="100%"/>
    </style:style>
    <style:style style:name="P29" style:family="paragraph" style:parent-style-name="Примечание">
      <style:text-properties style:text-scale="100%"/>
    </style:style>
    <style:style style:name="P30" style:family="paragraph" style:parent-style-name="Примечание">
      <style:text-properties style:text-scale="93%"/>
    </style:style>
    <style:style style:name="P31" style:family="paragraph" style:parent-style-name="Примечание">
      <style:text-properties fo:language="en" fo:country="US" officeooo:rsid="00a1ad47" officeooo:paragraph-rsid="00a1ad47" style:text-scale="100%"/>
    </style:style>
    <style:style style:name="P32" style:family="paragraph" style:parent-style-name="Пустой" style:master-page-name="Первый_20_лист_20_1">
      <style:paragraph-properties style:page-number="auto"/>
    </style:style>
    <style:style style:name="P33" style:family="paragraph" style:parent-style-name="Формат">
      <style:text-properties style:text-scale="86%"/>
    </style:style>
    <style:style style:name="T1" style:family="text">
      <style:text-properties officeooo:rsid="00a1ad47"/>
    </style:style>
    <style:style style:name="T2" style:family="text">
      <style:text-properties style:font-name="OpenGost Type B TT" fo:font-size="16pt" fo:language="ru" fo:country="RU" fo:font-style="normal" officeooo:rsid="00a1ad47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озиция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Спецификация" table:style-name="Спецификация">
        <table:table-column table:style-name="Спецификация.A"/>
        <table:table-column table:style-name="Спецификация.B"/>
        <table:table-column table:style-name="Спецификация.C"/>
        <table:table-column table:style-name="Спецификация.D"/>
        <table:table-column table:style-name="Спецификация.E"/>
        <table:table-column table:style-name="Спецификация.F"/>
        <table:table-column table:style-name="Спецификация.G"/>
        <table:table-header-rows>
          <table:table-row table:style-name="Спецификация.1">
            <table:table-cell table:style-name="Спецификация.A1" office:value-type="string">
              <text:p text:style-name="P9">Формат</text:p>
            </table:table-cell>
            <table:table-cell table:style-name="Спецификация.B1" office:value-type="string">
              <text:p text:style-name="P8">Зона</text:p>
            </table:table-cell>
            <table:table-cell table:style-name="Спецификация.C1" office:value-type="string">
              <text:p text:style-name="P8">Поз.</text:p>
            </table:table-cell>
            <table:table-cell table:style-name="Спецификация.C1" office:value-type="string">
              <text:p text:style-name="Заголовок_20_графы_20_таблицы">Обозначение</text:p>
            </table:table-cell>
            <table:table-cell table:style-name="Спецификация.C1" office:value-type="string">
              <text:p text:style-name="Заголовок_20_графы_20_таблицы">Наименование</text:p>
            </table:table-cell>
            <table:table-cell table:style-name="Спецификация.C1" office:value-type="string">
              <text:p text:style-name="P8">Кол.</text:p>
            </table:table-cell>
            <table:table-cell table:style-name="Спецификация.C1" office:value-type="string">
              <text:p text:style-name="Заголовок_20_графы_20_таблицы">Приме-<text:line-break/>чание</text:p>
            </table:table-cell>
          </table:table-row>
        </table:table-header-rows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окументация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E3" office:value-type="string">
            <text:p text:style-name="P25">Блок датчикаСБ</text:p>
          </table:table-cell>
          <table:table-cell table:style-name="Спецификация.E3" office:value-type="string">
            <text:p text:style-name="P19">Сборочный чертёж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6" office:value-type="string">
            <text:p text:style-name="P33">A3</text:p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E3" office:value-type="string">
            <text:p text:style-name="P25">Блок датчика</text:p>
          </table:table-cell>
          <table:table-cell table:style-name="Спецификация.E3" office:value-type="string">
            <text:p text:style-name="P19">Схема электрическая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принципиальная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6" office:value-type="string">
            <text:p text:style-name="P33">A4</text:p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E3" office:value-type="string">
            <text:p text:style-name="P25">Блок датчика</text:p>
          </table:table-cell>
          <table:table-cell table:style-name="Спецификация.E3" office:value-type="string">
            <text:p text:style-name="P19">Перечень элементов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етали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" style:data-style-name="N0">1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Плата печатная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Прочие изделия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2" style:data-style-name="N0">2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21">Кварцевый резонатор 32.768 kHz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BQ1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03215C2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24">Конденсаторы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3" style:data-style-name="N0">3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0.1 мкФ-NP0-50В ±5% 0603</text:p>
          </table:table-cell>
          <table:table-cell table:style-name="Спецификация.E3" office:value-type="string">
            <text:p text:style-name="P16">3</text:p>
          </table:table-cell>
          <table:table-cell table:style-name="Спецификация.E3" office:value-type="string">
            <text:p text:style-name="P29">C1, C4, C5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4" style:data-style-name="N0">4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1 мкФ-NP0-16В ±5% 0805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C2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5" style:data-style-name="N0">5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10 мкФ-NP0-16В ±5% 0805</text:p>
          </table:table-cell>
          <table:table-cell table:style-name="Спецификация.E3" office:value-type="string">
            <text:p text:style-name="P16">3</text:p>
          </table:table-cell>
          <table:table-cell table:style-name="Спецификация.E3" office:value-type="string">
            <text:p text:style-name="P29">C3, C7, C8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6" style:data-style-name="N0">6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2200 пФ-NP0-50В ±5% 0603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C6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24">Микросхемы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7" style:data-style-name="N0">7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BQ21040 SOT-23-6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DA2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8" style:data-style-name="N0">8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BQ29737 WSON-6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DA1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9" style:data-style-name="N0">9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MSP430F2112IPW TSSOP-28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DD1</text:p>
          </table:table-cell>
        </table:table-row>
        <table:table-row table:style-name="Спецификация.2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0" style:data-style-name="N0">10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TPS63031 WSON-10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DA3</text:p>
          </table:table-cell>
        </table:table-row>
        <text:soft-page-break/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1" style:data-style-name="N0">11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Диод TO-1608BC-MRE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HL1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2" style:data-style-name="N0">12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Катушка индуктивности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L1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22">VLS252010CX-1R5M-1 1,5 мкГн 2010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24">Резисторы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3" style:data-style-name="N0">13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1,0 кОм <text:s/>±1% 0603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R2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4" style:data-style-name="N0">14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1,5 кОм <text:s/>±5% 0603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R6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5" style:data-style-name="N0">15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10 кОм <text:s/>±5% 0603</text:p>
          </table:table-cell>
          <table:table-cell table:style-name="Спецификация.E3" office:value-type="string">
            <text:p text:style-name="P16">5</text:p>
          </table:table-cell>
          <table:table-cell table:style-name="Спецификация.E3" office:value-type="string">
            <text:p text:style-name="P30">R4, R5, R7,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E3" office:value-type="string">
            <text:p text:style-name="P29">R14, R16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6" style:data-style-name="N0">16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100 кОм <text:s/>±5% 0603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R8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7" style:data-style-name="N0">17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2,2 кОм <text:s/>±5% 0603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R3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8" style:data-style-name="N0">18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330 Ом ±5% 0603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R1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19" style:data-style-name="N0">19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47 кОм <text:s/>±5% 0603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R11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><text:variable-set text:name="Позиция" text:formula="ooow:Позиция+1" office:value-type="float" office:value="20" style:data-style-name="N0">20</text:variable-set>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510 Ом <text:s/>±5% 0603</text:p>
          </table:table-cell>
          <table:table-cell table:style-name="Спецификация.E3" office:value-type="string">
            <text:p text:style-name="P16">6</text:p>
          </table:table-cell>
          <table:table-cell table:style-name="Спецификация.E3" office:value-type="string">
            <text:p text:style-name="P29">R9, R10,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E3" office:value-type="string">
            <text:p text:style-name="P29">R12, R13,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E3" office:value-type="string">
            <text:p text:style-name="P29">R15, R17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Кнопк<text:span text:style-name="T2">и</text:span></text:p>
          </table:table-cell>
          <table:table-cell table:style-name="Спецификация.E3" office:value-type="string">
            <text:p text:style-name="P18"/>
          </table:table-cell>
          <table:table-cell table:style-name="Спецификация.E3" office:value-type="string">
            <text:p text:style-name="P29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7">21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PCM12SMTR</text:p>
          </table:table-cell>
          <table:table-cell table:style-name="Спецификация.E3" office:value-type="string">
            <text:p text:style-name="P17">1</text:p>
          </table:table-cell>
          <table:table-cell table:style-name="Спецификация.E3" office:value-type="string">
            <text:p text:style-name="P29">SA1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7">22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2-1977223-9</text:p>
          </table:table-cell>
          <table:table-cell table:style-name="Спецификация.E3" office:value-type="string">
            <text:p text:style-name="P17">1</text:p>
          </table:table-cell>
          <table:table-cell table:style-name="Спецификация.E3" office:value-type="string">
            <text:p text:style-name="P29">SA2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8">23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23">Транзистор BUK9K5R1-30E LFPAK56D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VT1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24">Разъёмы</text:p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8">24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DS-1023 - 2x4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XS1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8">25</text:p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3" office:value-type="string">
            <text:p text:style-name="P19">DS-1023 - 1x4</text:p>
          </table:table-cell>
          <table:table-cell table:style-name="Спецификация.E3" office:value-type="string">
            <text:p text:style-name="P16">2</text:p>
          </table:table-cell>
          <table:table-cell table:style-name="Спецификация.E3" office:value-type="string">
            <text:p text:style-name="P29">XS2, XS3</text:p>
          </table:table-cell>
        </table:table-row>
        <table:table-row table:style-name="Спецификация.30">
          <table:table-cell table:style-name="Спецификация.A58" office:value-type="string">
            <text:p text:style-name="Формат"/>
          </table:table-cell>
          <table:table-cell table:style-name="Спецификация.B58" office:value-type="string">
            <text:p text:style-name="Зона"/>
          </table:table-cell>
          <table:table-cell table:style-name="Спецификация.C58" office:value-type="string">
            <text:p text:style-name="P26"/>
          </table:table-cell>
          <table:table-cell table:style-name="Спецификация.D58" office:value-type="string">
            <text:p text:style-name="Обозначение"/>
          </table:table-cell>
          <table:table-cell table:style-name="Спецификация.E58" office:value-type="string">
            <text:p text:style-name="Наименование"/>
          </table:table-cell>
          <table:table-cell table:style-name="Спецификация.F58" office:value-type="string">
            <text:p text:style-name="Кол."/>
          </table:table-cell>
          <table:table-cell table:style-name="Спецификация.G58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59" office:value-type="string">
            <text:p text:style-name="Формат"/>
          </table:table-cell>
          <table:table-cell table:style-name="Спецификация.B59" office:value-type="string">
            <text:p text:style-name="Зона"/>
          </table:table-cell>
          <table:table-cell table:style-name="Спецификация.C59" office:value-type="string">
            <text:p text:style-name="P28">26</text:p>
          </table:table-cell>
          <table:table-cell table:style-name="Спецификация.D59" office:value-type="string">
            <text:p text:style-name="Обозначение"/>
          </table:table-cell>
          <table:table-cell table:style-name="Спецификация.E3" office:value-type="string">
            <text:p text:style-name="P19">47346-0001</text:p>
          </table:table-cell>
          <table:table-cell table:style-name="Спецификация.E3" office:value-type="string">
            <text:p text:style-name="P16">1</text:p>
          </table:table-cell>
          <table:table-cell table:style-name="Спецификация.E3" office:value-type="string">
            <text:p text:style-name="P29">XS4</text:p>
          </table:table-cell>
        </table:table-row>
        <table:table-row table:style-name="Спецификация.30">
          <table:table-cell table:style-name="Спецификация.A60" office:value-type="string">
            <text:p text:style-name="Формат"/>
          </table:table-cell>
          <table:table-cell table:style-name="Спецификация.B60" office:value-type="string">
            <text:p text:style-name="Зона"/>
          </table:table-cell>
          <table:table-cell table:style-name="Спецификация.C60" office:value-type="string">
            <text:p text:style-name="P26"/>
          </table:table-cell>
          <table:table-cell table:style-name="Спецификация.D60" office:value-type="string">
            <text:p text:style-name="Обозначение"/>
          </table:table-cell>
          <table:table-cell table:style-name="Спецификация.E3" office:value-type="string">
            <text:p text:style-name="P19"/>
          </table:table-cell>
          <table:table-cell table:style-name="Спецификация.E3" office:value-type="string">
            <text:p text:style-name="P16"/>
          </table:table-cell>
          <table:table-cell table:style-name="Спецификация.E3" office:value-type="string">
            <text:p text:style-name="P29"/>
          </table:table-cell>
        </table:table-row>
        <table:table-row table:style-name="Спецификация.61">
          <table:table-cell table:style-name="Спецификация.A61" office:value-type="string">
            <text:p text:style-name="Формат"/>
          </table:table-cell>
          <table:table-cell table:style-name="Спецификация.B61" office:value-type="string">
            <text:p text:style-name="Зона"/>
          </table:table-cell>
          <table:table-cell table:style-name="Спецификация.C61" office:value-type="string">
            <text:p text:style-name="P27">27</text:p>
          </table:table-cell>
          <table:table-cell table:style-name="Спецификация.D61" office:value-type="string">
            <text:p text:style-name="Обозначение"/>
          </table:table-cell>
          <table:table-cell table:style-name="Спецификация.E3" office:value-type="string">
            <text:p text:style-name="P20">Аккумулятор LP803040</text:p>
          </table:table-cell>
          <table:table-cell table:style-name="Спецификация.E3" office:value-type="string">
            <text:p text:style-name="P17">1</text:p>
          </table:table-cell>
          <table:table-cell table:style-name="Спецификация.E3" office:value-type="string">
            <text:p text:style-name="P31">GB1</text:p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Формат" style:family="paragraph" style:parent-style-name="Значение_20_графы_20_таблицы" style:auto-update="true">
      <style:paragraph-properties fo:text-align="center" style:justify-single-word="false"/>
    </style:style>
    <style:style style:name="Зона" style:family="paragraph" style:parent-style-name="Значение_20_графы_20_таблицы" style:auto-update="true">
      <style:paragraph-properties fo:text-align="center" style:justify-single-word="false"/>
    </style:style>
    <style:style style:name="Поз." style:family="paragraph" style:parent-style-name="Значение_20_графы_20_таблицы" style:auto-update="true">
      <style:paragraph-properties fo:text-align="center" style:justify-single-word="false"/>
    </style:style>
    <style:style style:name="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0_группы_29_" style:display-name="Наименование (заголовок группы)" style:family="paragraph" style:parent-style-name="Значение_20_графы_20_таблицы" style:auto-update="true"/>
    <style:style style:name="Наименование_20__28_заголовок_20_раздела_29_" style:display-name="Наименование (заголовок раздела)" style:family="paragraph" style:parent-style-name="Значение_20_графы_20_таблицы" style:auto-update="tru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fo:language="ru" fo:country="RU" officeooo:rsid="00a1ad47" officeooo:paragraph-rsid="00a1ad47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4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MP10" style:family="paragraph" style:parent-style-name="Заголовок_20_графы_20_форматной_20_рамки">
      <style:text-properties style:text-scale="9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MP12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fill-image-name="ПервыйЛист1" draw:fill-image-width="100%" draw:fill-image-height="100%" style:repeat="no-repeat" draw:fill-image-ref-point="top-left" draw:background-size="border"/>
    </style:style>
    <style:style style:name="Mdp2" style:family="drawing-page">
      <style:drawing-page-properties draw:fill="bitmap" draw:fill-image-name="ПервыйЛист2" draw:fill-image-width="100%" draw:fill-image-height="100%" style:repeat="no-repeat" draw:fill-image-ref-point="top-left" draw:background-size="border"/>
    </style:style>
    <style:style style:name="Mdp3" style:family="drawing-page">
      <style:drawing-page-properties draw:fill="bitmap" draw:fill-image-name="ПервыйЛист3" draw:fill-image-width="100%" draw:fill-image-height="100%" style:repeat="no-repeat" draw:fill-image-ref-point="top-left" draw:background-size="border"/>
    </style:style>
    <style:style style:name="Mdp4" style:family="drawing-page">
      <style:drawing-page-properties draw:fill="bitmap" draw:fill-image-name="ПервыйЛист4" draw:fill-image-width="100%" draw:fill-image-height="100%" style:repeat="no-repeat" draw:fill-image-ref-point="top-left" draw:background-size="border"/>
    </style:style>
    <style:style style:name="Mdp5" style:family="drawing-page">
      <style:drawing-page-properties draw:fill="bitmap" draw:fill-image-name="ПоследующиеЛисты" draw:fill-image-width="100%" draw:fill-image-height="100%" style:repeat="no-repeat" draw:fill-image-ref-point="top-left" draw:background-size="border"/>
    </style: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draw:style-name="Mdp1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3"><draw:text-box><text:p text:style-name="MP1">Плата обработки</text:p><text:p text:style-name="MP2">Спецификация</text:p></draw:text-box></draw:frame><draw:frame draw:style-name="Mfr1" draw:name="Перв.1: 2 Обозначение документа" text:anchor-type="paragraph" svg:x="8.5cm" svg:y="25.201cm" svg:width="12cm" svg:height="1.499cm" draw:z-index="46"><draw:text-box><text:p text:style-name="MP3">Блок датчика</text:p></draw:text-box></draw:frame><draw:frame draw:style-name="Mfr1" draw:name="Перв.1: 9 Наименование организации" text:anchor-type="paragraph" svg:x="15.499cm" svg:y="27.7cm" svg:width="5.001cm" svg:height="1.499cm" draw:z-index="45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48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47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50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49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52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51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54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53"><draw:text-box><text:p text:style-name="Значение_20_графы_20_форматной_20_рамки"><text:page-count>2</text:page-count></text:p></draw:text-box></draw:frame><draw:frame draw:style-name="Mfr2" draw:name="Перв.1: 10 Разраб. (наименование)" text:anchor-type="paragraph" svg:x="2cm" svg:y="26.7cm" svg:width="1.7cm" svg:height="0.499cm" draw:z-index="56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55"><draw:text-box><text:p text:style-name="MP5">Пров.</text:p></draw:text-box></draw:frame><draw:frame draw:style-name="Mfr1" draw:name="Перв.1: 10" text:anchor-type="paragraph" svg:x="2cm" svg:y="27.7cm" svg:width="1.7cm" svg:height="0.499cm" draw:z-index="58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57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60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59"><draw:text-box><text:p text:style-name="MP8">Рязанов М.Ю.</text:p></draw:text-box></draw:frame><draw:frame draw:style-name="Mfr1" draw:name="Перв.1: 11 Пров." text:anchor-type="paragraph" svg:x="3.701cm" svg:y="27.199cm" svg:width="2.3cm" svg:height="0.499cm" draw:z-index="62"><draw:text-box><text:p text:style-name="MP9">Крутских В.В.</text:p></draw:text-box></draw:frame><draw:frame draw:style-name="Mfr1" draw:name="Перв.1: 11" text:anchor-type="paragraph" svg:x="3.701cm" svg:y="27.7cm" svg:width="2.3cm" svg:height="0.499cm" draw:z-index="61"><draw:text-box><text:p text:style-name="MP6"/></draw:text-box></draw:frame><draw:frame draw:style-name="Mfr1" draw:name="Перв.1: 11 Н. контр." text:anchor-type="paragraph" svg:x="3.701cm" svg:y="28.199cm" svg:width="2.3cm" svg:height="0.499cm" draw:z-index="7"><draw:text-box><text:p text:style-name="MP6"/></draw:text-box></draw:frame><draw:frame draw:style-name="Mfr1" draw:name="Перв.1: 11 Утв." text:anchor-type="paragraph" svg:x="3.701cm" svg:y="28.7cm" svg:width="2.3cm" svg:height="0.499cm" draw:z-index="11"><draw:text-box><text:p text:style-name="MP6"/></draw:text-box></draw:frame><draw:frame draw:style-name="Mfr1" draw:name="Перв.1: 13 Разраб." text:anchor-type="paragraph" svg:x="7.5cm" svg:y="26.7cm" svg:width="1cm" svg:height="0.499cm" draw:z-index="15"><draw:text-box><text:p text:style-name="MP6"/></draw:text-box></draw:frame><draw:frame draw:style-name="Mfr1" draw:name="Перв.1: 13 Пров." text:anchor-type="paragraph" svg:x="7.5cm" svg:y="27.199cm" svg:width="1cm" svg:height="0.499cm" draw:z-index="19"><draw:text-box><text:p text:style-name="MP6"/></draw:text-box></draw:frame><draw:frame draw:style-name="Mfr1" draw:name="Перв.1: 13" text:anchor-type="paragraph" svg:x="7.5cm" svg:y="27.7cm" svg:width="1cm" svg:height="0.499cm" draw:z-index="23"><draw:text-box><text:p text:style-name="MP6"/></draw:text-box></draw:frame><draw:frame draw:style-name="Mfr1" draw:name="Перв.1: 13 Н. контр." text:anchor-type="paragraph" svg:x="7.5cm" svg:y="28.199cm" svg:width="1cm" svg:height="0.499cm" draw:z-index="27"><draw:text-box><text:p text:style-name="MP6"/></draw:text-box></draw:frame><draw:frame draw:style-name="Mfr1" draw:name="Перв.1: 13 Утв." text:anchor-type="paragraph" svg:x="7.5cm" svg:y="28.7cm" svg:width="1cm" svg:height="0.499cm" draw:z-index="31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35"><draw:text-box><text:p text:style-name="MP10">Изм.</text:p></draw:text-box></draw:frame><draw:frame draw:style-name="Mfr2" draw:name="Перв.1: 15 Лист (наименование)" text:anchor-type="paragraph" svg:x="2.701cm" svg:y="26.201cm" svg:width="1cm" svg:height="0.499cm" draw:z-index="39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4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41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43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4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37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33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29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25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21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17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1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9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>Плата обработки</text:p><text:p text:style-name="MP1"><text:line-break/>Спецификация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>Блок датчика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Рязанов М.Ю.</text:p></draw:text-box></draw:frame><draw:frame draw:style-name="Mfr1" draw:name="Перв.2: 11 Пров." text:anchor-type="paragraph" svg:x="3.701cm" svg:y="27.199cm" svg:width="2.3cm" svg:height="0.499cm" draw:z-index="0"><draw:text-box><text:p text:style-name="MP12">Крутских В.В.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6"/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>Плата обработки</text:p><text:p text:style-name="MP1"><text:line-break/>Спецификация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>Блок датчика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Рязанов М.Ю.</text:p></draw:text-box></draw:frame><draw:frame draw:style-name="Mfr1" draw:name="Перв.3: 11 Пров." text:anchor-type="paragraph" svg:x="3.701cm" svg:y="27.199cm" svg:width="2.3cm" svg:height="0.499cm" draw:z-index="0"><draw:text-box><text:p text:style-name="MP12">Крутских В.В.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6"/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>Плата обработки</text:p><text:p text:style-name="MP1"><text:line-break/>Спецификация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>Блок датчика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Рязанов М.Ю.</text:p></draw:text-box></draw:frame><draw:frame draw:style-name="Mfr1" draw:name="Перв.4: 11 Пров." text:anchor-type="paragraph" svg:x="3.701cm" svg:y="27.199cm" svg:width="2.3cm" svg:height="0.499cm" draw:z-index="0"><draw:text-box><text:p text:style-name="MP12">Крутских В.В.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6"/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5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8"><draw:text-box><text:p text:style-name="MP3">Блок датчика</text:p></draw:text-box></draw:frame><draw:frame draw:style-name="Mfr2" draw:name="Прочие: 7 Лист (наименование)" text:anchor-type="paragraph" svg:x="19.5cm" svg:y="27.7cm" svg:width="1cm" svg:height="0.7cm" draw:z-index="3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4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32"><draw:text-box><text:p text:style-name="MP10">Изм.</text:p></draw:text-box></draw:frame><draw:frame draw:style-name="Mfr2" draw:name="Прочие: 15 Лист (наименование)" text:anchor-type="paragraph" svg:x="2.701cm" svg:y="28.7cm" svg:width="1cm" svg:height="0.499cm" draw:z-index="3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8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6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4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2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0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1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14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2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8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6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4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2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3:52:04.389000000</meta:creation-date>
    <meta:editing-duration>PT11M55S</meta:editing-duration>
    <meta:editing-cycles>6</meta:editing-cycles>
    <meta:generator>LibreOffice/7.1.0.3$Windows_X86_64 LibreOffice_project/f6099ecf3d29644b5008cc8f48f42f4a40986e4c</meta:generator>
    <dc:date>2022-01-11T16:13:46.251000000</dc:date>
    <meta:document-statistic meta:table-count="1" meta:image-count="0" meta:object-count="0" meta:page-count="2" meta:paragraph-count="256" meta:word-count="416" meta:character-count="1954" meta:non-whitespace-character-count="1784"/>
  </office:meta>
</office:document-meta>
</file>